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f91" officeooo:paragraph-rsid="0013af91"/>
    </style:style>
    <style:style style:name="P2" style:family="paragraph" style:parent-style-name="Standard">
      <style:text-properties officeooo:rsid="001535c1" officeooo:paragraph-rsid="001535c1"/>
    </style:style>
    <style:style style:name="P3" style:family="paragraph" style:parent-style-name="Standard">
      <style:text-properties officeooo:rsid="0016ddc6" officeooo:paragraph-rsid="0016ddc6"/>
    </style:style>
    <style:style style:name="P4" style:family="paragraph" style:parent-style-name="Standard">
      <style:text-properties officeooo:rsid="00179f29" officeooo:paragraph-rsid="00179f29"/>
    </style:style>
    <style:style style:name="P5" style:family="paragraph" style:parent-style-name="Standard">
      <style:text-properties officeooo:rsid="00179f29" officeooo:paragraph-rsid="00187310"/>
    </style:style>
    <style:style style:name="P6" style:family="paragraph" style:parent-style-name="Standard">
      <style:text-properties officeooo:rsid="00187310" officeooo:paragraph-rsid="00187310"/>
    </style:style>
    <style:style style:name="T1" style:family="text">
      <style:text-properties officeooo:rsid="0016ddc6"/>
    </style:style>
    <style:style style:name="T2" style:family="text">
      <style:text-properties officeooo:rsid="001873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ctura en ensamblador.</text:p>
      <text:p text:style-name="P1"/>
      <text:p text:style-name="P1">.bss – datos no inicializado = int variable;</text:p>
      <text:p text:style-name="P1"><text:tab/>reservar: buffer: resb (reservar byte) x</text:p>
      <text:p text:style-name="P1">.data – datos inicializado = int variable = x;</text:p>
      <text:p text:style-name="P1"><text:tab/>pi: db (define byte) 3</text:p>
      <text:p text:style-name="P1"><text:tab/>*dt = define arreglo de 80 bits – se pueden representar 2<text:span text:style-name="T1">3</text:span> decimales </text:p>
      <text:p text:style-name="P1">.txt – código</text:p>
      <text:p text:style-name="P1"/>
      <text:p text:style-name="P1">*mov eax, tword[x] – indica que esta moviendo 10 bytes de la memoria</text:p>
      <text:p text:style-name="P1"/>
      <text:p text:style-name="P1">Macros.</text:p>
      <text:p text:style-name="P1">%macro “nombre” 2(cantidad de argumentos)</text:p>
      <text:p text:style-name="P1">mov edx, 5</text:p>
      <text:p text:style-name="P1">mov ecx, 3</text:p>
      <text:p text:style-name="P1">mov eax, %1</text:p>
      <text:p text:style-name="P1">mov ebx, %2</text:p>
      <text:p text:style-name="P2">int 80</text:p>
      <text:p text:style-name="P2">%endmacro</text:p>
      <text:p text:style-name="P2"/>
      <text:p text:style-name="P2">nombre buffer, largo_buffer</text:p>
      <text:p text:style-name="P2"/>
      <text:p text:style-name="P2">3+(4/(2x3x4))-(9/(4x5x6))</text:p>
      <text:p text:style-name="P2"/>
      <text:p text:style-name="P2">*etiqueta_principal:</text:p>
      <text:p text:style-name="P2">mov ecx, 20</text:p>
      <text:p text:style-name="P2">.sub_etiqueta</text:p>
      <text:p text:style-name="P2"><text:tab/>;código</text:p>
      <text:p text:style-name="P2"><text:tab/>loop .sub_etiqueta</text:p>
      <text:p text:style-name="P3"/>
      <text:p text:style-name="P3">PILA flotante.</text:p>
      <text:p text:style-name="P3">Pi =3.14</text:p>
      <text:p text:style-name="P3">*FLD tword [pi]</text:p>
      <text:p text:style-name="P3"><text:s/>primer elemento de la pila = sto</text:p>
      <text:p text:style-name="P3">FAD st1 </text:p>
      <text:p text:style-name="P3">FAD suma el primer elemento de la pila con algun otro refistro o direccion de la pila</text:p>
      <text:p text:style-name="P3">FMUL multiplica el elemento que se le indique con el primer elemento de la pila</text:p>
      <text:p text:style-name="P3">*</text:p>
      <text:p text:style-name="P3">definir etiqueta gdb para debug</text:p>
      <text:p text:style-name="P3">*</text:p>
      <text:p text:style-name="P3">FDIV dividir el tope con el elemento indicado</text:p>
      <text:p text:style-name="P4">FBSTP – saca el bloque de memoria de sto y lo asigna a la variable definida</text:p>
      <text:p text:style-name="P4">FILD tword[memoria] – push = mete numero entero en la pila</text:p>
      <text:p text:style-name="P4">FIST tword[memoria] – pop = saca numero entero de la pila</text:p>
      <text:p text:style-name="P4"/>
      <text:p text:style-name="P4"/>
      <text:p text:style-name="P4"/>
      <text:p text:style-name="P4"/>
      <text:p text:style-name="P4"/>
      <text:p text:style-name="P6"><text:soft-page-break/>Posible solucion:</text:p>
      <text:p text:style-name="P6">*Calcular PI</text:p>
      <text:p text:style-name="P4">1- encontrar el valor del denominador</text:p>
      <text:p text:style-name="P4">2- meter en la pila numerador y denominador</text:p>
      <text:p text:style-name="P4">3- dividir en pila numerador con denominador</text:p>
      <text:p text:style-name="P5">4- <text:span text:style-name="T2">sacar resultado de la pila a la memoria</text:span></text:p>
      <text:p text:style-name="P6">5- repetir pasos del 1-3</text:p>
      <text:p text:style-name="P6">6- meter el resultado anterior</text:p>
      <text:p text:style-name="P6">7- operar con (+ ó -) (CUIDADO)</text:p>
      <text:p text:style-name="P6">8- sacar el resultado</text:p>
      <text:p text:style-name="P6">9- repite pero cambia signo al hacer paso 7</text:p>
      <text:p text:style-name="P6">10- termina paenas de calcular Pi</text:p>
      <text:p text:style-name="P6"/>
      <text:p text:style-name="P6">*Imprimir en pantalla</text:p>
      <text:p text:style-name="P6">1- Meter en la pila el resultado</text:p>
      <text:p text:style-name="P6">2- Sacar parte entera</text:p>
      <text:p text:style-name="P6">3- Imprimir</text:p>
      <text:p text:style-name="P6">4- Multiplicar x10</text:p>
      <text:p text:style-name="P6">5- Repetir 2 y 3</text:p>
      <text:p text:style-name="P6">6- Finalizar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rlany Fonseca</meta:initial-creator>
    <meta:creation-date>2016-04-05T13:17:13.680736524</meta:creation-date>
    <dc:date>2016-04-05T14:26:29.331170980</dc:date>
    <dc:creator>Yirlany Fonseca</dc:creator>
    <meta:editing-duration>PT7M3S</meta:editing-duration>
    <meta:editing-cycles>1</meta:editing-cycles>
    <meta:document-statistic meta:table-count="0" meta:image-count="0" meta:object-count="0" meta:page-count="2" meta:paragraph-count="56" meta:word-count="282" meta:character-count="1578" meta:non-whitespace-character-count="1336"/>
    <meta:generator>LibreOffice/4.3.3.2$Linux_X86_64 LibreOffice_project/430m0$Build-2</meta:generator>
  </office:meta>
</office:document-meta>
</file>